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ingEnvironment.PublishingEnvironment( String _publication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ublishingEnvironment.setAuthoring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getReplicati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getPublicati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setLiv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getTreeL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setPublication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setSubstituteExpression( String substit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PublishingEnvironment( String contextPath , String public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ingEnvironment.getSubstituteRepla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getAuthoring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setTreeAuthoring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getPublicati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getTreeAuthoring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getExpor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setExportDirectory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setTreeLiv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getPublicationPath( String servletContextPath , String publicat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blishingEnvironment.setSubstituteReplacementExpression( String replac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setReplicationDirectory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getSubstitut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ingEnvironment.configure( org . apache . avalon . framework . configuration .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ublishingEnvironment.getL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